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199.39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160.81pt"/>
    </style:style>
    <style:style style:name="co12" style:family="table-column">
      <style:table-column-properties fo:break-before="auto" style:column-width="121.41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0.86pt"/>
    </style:style>
    <style:style style:name="co15" style:family="table-column">
      <style:table-column-properties fo:break-before="auto" style:column-width="83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 style:data-style-name="N123"/>
    <style:style style:name="ce14" style:family="table-cell" style:parent-style-name="Default" style:data-style-name="N2"/>
    <style:style style:name="ce15" style:family="table-cell" style:parent-style-name="Default" style:data-style-name="N121"/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order="0.06pt solid #cccccc"/>
    </style:style>
    <style:style style:name="ce18" style:family="table-cell" style:parent-style-name="Default">
      <style:table-cell-properties fo:background-color="#ffffff" fo:border="0.06pt solid #cccccc"/>
    </style:style>
    <style:style style:name="ce19" style:family="table-cell" style:parent-style-name="Default">
      <style:table-cell-properties fo:background-color="#ffffff" style:text-align-source="fix" style:repeat-content="false" fo:border="0.06pt solid #cccccc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dddddd"/>
      <style:paragraph-properties fo:text-align="end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cccccc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dddddd"/>
    </style:style>
    <style:style style:name="ce23" style:family="table-cell" style:parent-style-name="Default">
      <style:table-cell-properties fo:background-color="#99ff66" fo:border="0.06pt solid #cccccc"/>
    </style:style>
    <style:style style:name="ce24" style:family="table-cell" style:parent-style-name="Default">
      <style:table-cell-properties fo:padding="2.01pt"/>
    </style:style>
    <style:style style:name="ce25" style:family="table-cell" style:parent-style-name="Default" style:data-style-name="N2">
      <style:table-cell-properties fo:padding="2.01pt"/>
    </style:style>
    <style:style style:name="ce26" style:family="table-cell" style:parent-style-name="Default" style:data-style-name="N0">
      <style:table-cell-properties fo:padding="2.0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#ffffff" fo:border="0.06pt solid 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fo:border="0.06pt solid #dddddd"/>
    </style:style>
    <style:style style:name="ce30" style:family="table-cell" style:parent-style-name="Default">
      <style:table-cell-properties fo:background-color="#cccccc"/>
      <style:text-properties fo:color="#000000"/>
    </style:style>
    <style:style style:name="ce31" style:family="table-cell" style:parent-style-name="Default">
      <style:table-cell-properties fo:background-color="transparent" fo:border="0.06pt solid #ddddd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00ff66"/>
      <style:text-properties fo:color="#000000"/>
    </style:style>
    <style:style style:name="ce34" style:family="table-cell" style:parent-style-name="Default">
      <style:table-cell-properties fo:background-color="#cccccc" fo:border="0.06pt solid #dddddd"/>
    </style:style>
    <style:style style:name="ce35" style:family="table-cell" style:parent-style-name="Default">
      <style:table-cell-properties fo:background-color="#ff3333" fo:border="0.06pt solid #dddddd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3333"/>
      <style:text-properties fo:color="#000000"/>
    </style:style>
    <style:style style:name="ce38" style:family="table-cell" style:parent-style-name="Default">
      <style:table-cell-properties fo:background-color="#ff3333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="0.06pt solid #dddddd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ff66" fo:border="0.06pt solid #dddddd"/>
    </style:style>
    <style:style style:name="ce41" style:family="table-cell" style:parent-style-name="Default">
      <style:table-cell-properties fo:background-color="#00ff66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cccccc" fo:border="0.06pt solid #dddddd"/>
      <style:text-properties fo:color="#000000"/>
    </style:style>
    <style:style style:name="ce43" style:family="table-cell" style:parent-style-name="Default">
      <style:table-cell-properties fo:background-color="#00ff66" fo:border="0.06pt solid #dddddd"/>
      <style:text-properties fo:color="#000000"/>
    </style:style>
    <style:style style:name="ce44" style:family="table-cell" style:parent-style-name="Default">
      <style:table-cell-properties fo:background-color="#ff3333" fo:border="0.06pt solid #dddddd"/>
      <style:text-properties fo:color="#000000"/>
    </style:style>
    <style:style style:name="ce45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padding="2.01pt" fo:border-right="none" fo:border-top="0.06pt solid #000000"/>
    </style:style>
    <style:style style:name="ce47" style:family="table-cell" style:parent-style-name="Default">
      <style:table-cell-properties fo:border-bottom="none" fo:border-left="0.06pt solid #000000" fo:padding="2.01pt" fo:border-right="none" fo:border-top="none"/>
    </style:style>
    <style:style style:name="ce48" style:family="table-cell" style:parent-style-name="Default">
      <style:table-cell-properties fo:border-bottom="0.06pt solid #000000" fo:border-left="0.06pt solid #000000" fo:padding="2.01pt" fo:border-right="none" fo:border-top="none"/>
    </style:style>
    <style:style style:name="ce49" style:family="table-cell" style:parent-style-name="Default">
      <style:table-cell-properties fo:border-bottom="none" fo:border-left="none" fo:padding="2.01pt" fo:border-right="none" fo:border-top="0.06pt solid #000000"/>
    </style:style>
    <style:style style:name="ce50" style:family="table-cell" style:parent-style-name="Default">
      <style:table-cell-properties fo:border-bottom="0.06pt solid #000000" fo:border-left="none" fo:padding="2.01pt" fo:border-right="none" fo:border-top="none"/>
    </style:style>
    <style:style style:name="ce51" style:family="table-cell" style:parent-style-name="Default">
      <style:table-cell-properties fo:border-bottom="none" fo:border-left="none" fo:padding="2.01pt" fo:border-right="0.06pt solid #000000" fo:border-top="0.06pt solid #000000"/>
    </style:style>
    <style:style style:name="ce52" style:family="table-cell" style:parent-style-name="Default">
      <style:table-cell-properties fo:border-bottom="none" fo:border-left="none" fo:padding="2.01pt" fo:border-right="0.06pt solid #000000" fo:border-top="none"/>
    </style:style>
    <style:style style:name="ce53" style:family="table-cell" style:parent-style-name="Default">
      <style:table-cell-properties fo:border-bottom="0.06pt solid #000000" fo:border-left="none" fo:padding="2.01pt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LJ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inimumkeresés solverrel (LJ potenciál)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módosuló cella</text:p>
          </table:table-cell>
          <table:table-cell table:style-name="ce1" office:value-type="string" calcext:value-type="string">
            <text:p>cél cel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*((3.4/[.A4])^12 - (3.4/[.A4])^6)" office:value-type="float" office:value="-0.939631033955311" calcext:value-type="float">
            <text:p>-0.939631034</text:p>
          </table:table-cell>
        </table:table-row>
        <table:table-row table:style-name="ro1">
          <table:table-cell office:value-type="string" calcext:value-type="string">
            <text:p>eredmény</text:p>
          </table:table-cell>
          <table:table-cell/>
        </table:table-row>
        <table:table-row table:style-name="ro1">
          <table:table-cell office:value-type="float" office:value="3.81633810484678" calcext:value-type="float">
            <text:p>3.8163381048</text:p>
          </table:table-cell>
          <table:table-cell office:value-type="float" office:value="-0.99999999733101" calcext:value-type="float">
            <text:p>-0.99999999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yökkeresés (x=0) solverrel (LJ potenciál)</text:p>
          </table:table-cell>
          <table:table-cell/>
        </table:table-row>
        <table:table-row table:style-name="ro1">
          <table:table-cell table:style-name="ce1" office:value-type="string" calcext:value-type="string">
            <text:p>Értéke: 0, korlátozó feltétel: A11 &lt;= 3.8</text:p>
          </table:table-cell>
          <table:table-cell/>
        </table:table-row>
        <table:table-row table:style-name="ro1">
          <table:table-cell table:style-name="ce1" office:value-type="string" calcext:value-type="string">
            <text:p>módosuló cella</text:p>
          </table:table-cell>
          <table:table-cell table:style-name="ce1" office:value-type="string" calcext:value-type="string">
            <text:p>cél cell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*((3.4/[.A11])^12 - (3.4/[.A11])^6)" office:value-type="float" office:value="-0.939631033955311" calcext:value-type="float">
            <text:p>-0.939631034</text:p>
          </table:table-cell>
        </table:table-row>
        <table:table-row table:style-name="ro1">
          <table:table-cell office:value-type="string" calcext:value-type="string">
            <text:p>eredmény: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anol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1)</text:p>
          </table:table-cell>
          <table:table-cell table:number-columns-repeated="3"/>
          <table:table-cell office:value-type="string" calcext:value-type="string">
            <text:p>2)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 office:value-type="string" calcext:value-type="string">
            <text:p>p_öss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_össz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konverzió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ódosuló cella</text:p>
          </table:table-cell>
          <table:table-cell office:value-type="string" calcext:value-type="string">
            <text:p>konverzió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pCO</text:p>
          </table:table-cell>
          <table:table-cell table:style-name="ce5" table:formula="of:=((25-25*[.B3])/(100-50*[.B3]))*[.B2]"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pCO</text:p>
          </table:table-cell>
          <table:table-cell table:style-name="ce5" table:formula="of:=((25-25*[.E3])/(100-50*[.E3]))*[.E2]" office:value-type="float" office:value="0.583333333333333" calcext:value-type="float">
            <text:p>0.5833333333</text:p>
          </table:table-cell>
          <table:table-cell table:style-name="ce5" table:formula="of:=((25-25*[.F3])/(100-50*[.F3]))*[.F2]" office:value-type="float" office:value="0.333333333333333" calcext:value-type="float">
            <text:p>0.3333333333</text:p>
          </table:table-cell>
          <table:table-cell table:style-name="ce5" table:formula="of:=((25-25*[.G3])/(100-50*[.G3]))*[.G2]" office:value-type="float" office:value="0.416666666666667" calcext:value-type="float">
            <text:p>0.4166666667</text:p>
          </table:table-cell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table:formula="of:=((55-50*[.B3])/(100-50*[.B3]))*[.B2]" office:value-type="float" office:value="1.2" calcext:value-type="float">
            <text:p>1.2</text:p>
          </table:table-cell>
          <table:table-cell/>
          <table:table-cell table:style-name="ce3" office:value-type="string" calcext:value-type="string">
            <text:p>pH2</text:p>
          </table:table-cell>
          <table:table-cell table:style-name="ce6" table:formula="of:=((55-50*[.E3])/(100-50*[.E3]))*[.E2]" office:value-type="float" office:value="1.4" calcext:value-type="float">
            <text:p>1.4</text:p>
          </table:table-cell>
          <table:table-cell table:style-name="ce6" table:formula="of:=((55-50*[.F3])/(100-50*[.F3]))*[.F2]" office:value-type="float" office:value="0.8" calcext:value-type="float">
            <text:p>0.8</text:p>
          </table:table-cell>
          <table:table-cell table:style-name="ce6" table:formula="of:=((55-50*[.G3])/(100-50*[.G3]))*[.G2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CH3OH</text:p>
          </table:table-cell>
          <table:table-cell table:style-name="ce7" table:formula="of:=(25*[.B3]/(100-50*[.B3]))*[.B2]" office:value-type="float" office:value="0.5" calcext:value-type="float">
            <text:p>0.5</text:p>
          </table:table-cell>
          <table:table-cell/>
          <table:table-cell table:style-name="ce4" office:value-type="string" calcext:value-type="string">
            <text:p>pCH3OH</text:p>
          </table:table-cell>
          <table:table-cell table:style-name="ce7" table:formula="of:=(25*[.E3]/(100-50*[.E3]))*[.E2]" office:value-type="float" office:value="0.583333333333333" calcext:value-type="float">
            <text:p>0.5833333333</text:p>
          </table:table-cell>
          <table:table-cell table:style-name="ce7" table:formula="of:=(25*[.F3]/(100-50*[.F3]))*[.F2]" office:value-type="float" office:value="0.333333333333333" calcext:value-type="float">
            <text:p>0.3333333333</text:p>
          </table:table-cell>
          <table:table-cell table:style-name="ce7" table:formula="of:=(25*[.G3]/(100-50*[.G3]))*[.G2]" office:value-type="float" office:value="0.416666666666667" calcext:value-type="float">
            <text:p>0.4166666667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table:formula="of:=[.B6]/[.B4]/[.B5]^2" office:value-type="float" office:value="0.694444444444444" calcext:value-type="float">
            <text:p>0.6944444444</text:p>
          </table:table-cell>
          <table:table-cell table:style-name="ce1" office:value-type="string" calcext:value-type="string">
            <text:p>cél cella</text:p>
          </table:table-cell>
          <table:table-cell office:value-type="string" calcext:value-type="string">
            <text:p>K_p</text:p>
          </table:table-cell>
          <table:table-cell table:formula="of:=[.E6]/[.E4]/[.E5]^2" office:value-type="float" office:value="0.510204081632653" calcext:value-type="float">
            <text:p>0.5102040816</text:p>
          </table:table-cell>
          <table:table-cell table:formula="of:=[.F6]/[.F4]/[.F5]^2" office:value-type="float" office:value="1.5625" calcext:value-type="float">
            <text:p>1.5625</text:p>
          </table:table-cell>
          <table:table-cell table:formula="of:=[.G6]/[.G4]/[.G5]^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él értéke: 1.4 (feladat megadta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redemények:</text:p>
          </table:table-cell>
          <table:table-cell table:style-name="ce8" office:value-type="string" calcext:value-type="string">
            <text:p>nyomás</text:p>
          </table:table-cell>
          <table:table-cell table:style-name="ce8" office:value-type="string" calcext:value-type="string">
            <text:p>konverzió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481573995" calcext:value-type="float">
            <text:p>0.4815739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554684572" calcext:value-type="float">
            <text:p>0.554684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610157340219052" calcext:value-type="float">
            <text:p>0.61015734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653485079118657" calcext:value-type="float">
            <text:p>0.6534850791</text:p>
          </table:table-cell>
          <table:table-cell/>
        </table:table-row>
      </table:table>
      <table:table table:name="dfok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0_NO2</text:p>
          </table:table-cell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 office:value-type="string" calcext:value-type="string">
            <text:p>p_plimsoll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alfa (dfok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ódosuló</text:p>
          </table:table-cell>
        </table:table-row>
        <table:table-row table:style-name="ro1">
          <table:table-cell office:value-type="string" calcext:value-type="string">
            <text:p>K_a</text:p>
          </table:table-cell>
          <table:table-cell table:formula="of:=0.5*(([.B4]*[.B2])^3)/(((1-[.B4])^2)*([.B2]^2)*[.B3])" office:value-type="float" office:value="0.375" calcext:value-type="float">
            <text:p>0.375</text:p>
          </table:table-cell>
          <table:table-cell office:value-type="string" calcext:value-type="string">
            <text:p>cé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él értéke: 0.1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string" calcext:value-type="string">
            <text:p>eredmény:</text:p>
          </table:table-cell>
          <table:table-cell office:value-type="float" office:value="0.428147292294256" calcext:value-type="float">
            <text:p>0.4281472923</text:p>
          </table:table-cell>
          <table:table-cell/>
        </table:table-row>
      </table:table>
      <table:table table:name="két adatsor" table:style-name="ta1"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style-name="Default"/>
          <table:table-cell table:number-columns-repeated="2" office:value-type="float" office:value="2.2" calcext:value-type="float">
            <text:p>2.2</text:p>
          </table:table-cell>
        </table:table-row>
        <table:table-row table:style-name="ro1">
          <table:table-cell table:style-name="Default"/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style-name="Default"/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Default"/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style-name="Default"/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árható érték (átlag)</text:p>
          </table:table-cell>
          <table:table-cell table:formula="of:=AVERAGE([.B1:.B6])" office:value-type="float" office:value="2.31666666666667" calcext:value-type="float">
            <text:p>2.3166666667</text:p>
          </table:table-cell>
          <table:table-cell table:formula="of:=AVERAGE([.C1:.C6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zórás</text:p>
          </table:table-cell>
          <table:table-cell table:formula="of:=STDEV([.B1:.B6])" office:value-type="float" office:value="0.453504869507116" calcext:value-type="float">
            <text:p>0.4535048695</text:p>
          </table:table-cell>
          <table:table-cell table:formula="of:=STDEV([.C1:.C6])" office:value-type="float" office:value="0.388587184554509" calcext:value-type="float">
            <text:p>0.3885871846</text:p>
          </table:table-cell>
        </table:table-row>
        <table:table-row table:style-name="ro1">
          <table:table-cell office:value-type="string" calcext:value-type="string">
            <text:p>várható érték szórása</text:p>
          </table:table-cell>
          <table:table-cell table:formula="of:=[.B9]/SQRT(COUNT([.B1:.B6]))" office:value-type="float" office:value="0.185142587693318" calcext:value-type="float">
            <text:p>0.1851425877</text:p>
          </table:table-cell>
          <table:table-cell table:formula="of:=[.C9]/SQRT(COUNT([.C1:.C6]))" office:value-type="float" office:value="0.158640053790544" calcext:value-type="float">
            <text:p>0.1586400538</text:p>
          </table:table-cell>
        </table:table-row>
        <table:table-row table:style-name="ro1">
          <table:table-cell office:value-type="string" calcext:value-type="string">
            <text:p>konfidencia intervallum</text:p>
          </table:table-cell>
          <table:table-cell table:formula="of:=TINV(0.05;COUNT([.B1:.B6])-1)*[.B10]" office:value-type="float" office:value="0.475924172927146" calcext:value-type="float">
            <text:p>0.4759241729</text:p>
          </table:table-cell>
          <table:table-cell table:formula="of:=TINV(0.05;COUNT([.C1:.C6])-1)*[.C10]" office:value-type="float" office:value="0.407797240678341" calcext:value-type="float">
            <text:p>0.40779724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lméleti értékek E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style-name="ce10" office:value-type="string" calcext:value-type="string">
            <text:p>ABS(próbastatisztika)</text:p>
          </table:table-cell>
          <table:table-cell table:formula="of:=ABS(([.B8]-[.B13])/[.B10])" office:value-type="float" office:value="3.87089040720226" calcext:value-type="float">
            <text:p>3.8708904072</text:p>
          </table:table-cell>
          <table:table-cell table:formula="of:=ABS(([.C8]-[.C13])/[.C10])" office:value-type="float" office:value="0.31517891481565" calcext:value-type="float">
            <text:p>0.3151789148</text:p>
          </table:table-cell>
        </table:table-row>
        <table:table-row table:style-name="ro1">
          <table:table-cell office:value-type="string" calcext:value-type="string">
            <text:p>egymintás t-próba</text:p>
          </table:table-cell>
          <table:table-cell table:style-name="ce11" table:formula="of:=LEGACY.TDIST([.B14];COUNT([.B1:.B6])-1;2)" office:value-type="float" office:value="0.0117496691456257" calcext:value-type="float">
            <text:p>0.0117496691</text:p>
          </table:table-cell>
          <table:table-cell table:style-name="ce12" table:formula="of:=LEGACY.TDIST([.C14];COUNT([.C1:.C6])-1;2)" office:value-type="float" office:value="0.765355296085254" calcext:value-type="float">
            <text:p>0.7653552961</text:p>
          </table:table-cell>
        </table:table-row>
        <table:table-row table:style-name="ro1">
          <table:table-cell office:value-type="string" calcext:value-type="string">
            <text:p>Z próba</text:p>
          </table:table-cell>
          <table:table-cell table:style-name="ce11" table:formula="of:=ZTEST([.B1:.B6];[.B13])" office:value-type="float" office:value="0.0000542192691212473" calcext:value-type="float">
            <text:p>5.42192691212473E-05</text:p>
          </table:table-cell>
          <table:table-cell table:style-name="ce12" table:formula="of:=ZTEST([.C1:.C6];[.C13])" office:value-type="float" office:value="0.623687093070362" calcext:value-type="float">
            <text:p>0.6236870931</text:p>
          </table:table-cell>
        </table:table-row>
        <table:table-row table:style-name="ro1">
          <table:table-cell office:value-type="string" calcext:value-type="string">
            <text:p>F próba</text:p>
          </table:table-cell>
          <table:table-cell table:style-name="ce12" table:formula="of:=FTEST([.B1:.B6];[.C1:.C6])" office:value-type="float" office:value="0.742844542929318" calcext:value-type="float">
            <text:p>0.7428445429</text:p>
          </table:table-cell>
          <table:table-cell/>
        </table:table-row>
        <table:table-row table:style-name="ro1">
          <table:table-cell office:value-type="string" calcext:value-type="string">
            <text:p>kétmintás t-próba</text:p>
          </table:table-cell>
          <table:table-cell table:style-name="ce11" table:formula="of:=TTEST([.B1:.B6];[.C1:.C6];2;3)" office:value-type="float" office:value="0.0430378677429378" calcext:value-type="float">
            <text:p>0.0430378677</text:p>
          </table:table-cell>
          <table:table-cell/>
        </table:table-row>
      </table:table>
      <table:table table:name="poiss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2" table:default-cell-style-name="Default"/>
        <table:table-row table:style-name="ro1">
          <table:table-cell table:style-name="ce1" office:value-type="string" calcext:value-type="string">
            <text:p>dózis (xi események)</text:p>
          </table:table-cell>
          <table:table-cell table:style-name="ce1" office:value-type="string" calcext:value-type="string">
            <text:p>gyakoriság</text:p>
          </table:table-cell>
          <table:table-cell table:style-name="ce1" office:value-type="string" calcext:value-type="string">
            <text:p>relatív gyakoriság (pi) – tömb_tényleges</text:p>
          </table:table-cell>
          <table:table-cell table:style-name="ce1" office:value-type="string" calcext:value-type="string">
            <text:p>pi*xi</text:p>
          </table:table-cell>
          <table:table-cell table:style-name="ce1" office:value-type="string" calcext:value-type="string">
            <text:p>tömb_várható (becsült eloszlás)</text:p>
          </table:table-cell>
          <table:table-cell table:style-name="ce1" office:value-type="string" calcext:value-type="string">
            <text:p>KHI^2-pró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]/[.$B$8]" office:value-type="float" office:value="0.1" calcext:value-type="float">
            <text:p>0.1000</text:p>
          </table:table-cell>
          <table:table-cell table:formula="of:=[.A2]*[.C2]" office:value-type="float" office:value="0" calcext:value-type="float">
            <text:p>0.0000</text:p>
          </table:table-cell>
          <table:table-cell table:formula="of:=POISSON([.A2];[.$D$8];0)" office:value-type="float" office:value="0.138761312242955" calcext:value-type="float">
            <text:p>0.1388</text:p>
          </table:table-cell>
          <table:table-cell table:style-name="ce12" table:formula="of:=LEGACY.CHITEST([.C2:.C7];[.E2:.E7])" office:value-type="float" office:value="0.999445459856272" calcext:value-type="float">
            <text:p>0.9994454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3]/[.$B$8]" office:value-type="float" office:value="0.225" calcext:value-type="float">
            <text:p>0.2250</text:p>
          </table:table-cell>
          <table:table-cell table:formula="of:=[.A3]*[.C3]" office:value-type="float" office:value="0.225" calcext:value-type="float">
            <text:p>0.2250</text:p>
          </table:table-cell>
          <table:table-cell table:formula="of:=POISSON([.A3];[.$D$8];0)" office:value-type="float" office:value="0.274053591679837" calcext:value-type="float">
            <text:p>0.27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B4]/[.$B$8]" office:value-type="float" office:value="0.325" calcext:value-type="float">
            <text:p>0.3250</text:p>
          </table:table-cell>
          <table:table-cell table:formula="of:=[.A4]*[.C4]" office:value-type="float" office:value="0.65" calcext:value-type="float">
            <text:p>0.6500</text:p>
          </table:table-cell>
          <table:table-cell table:formula="of:=POISSON([.A4];[.$D$8];0)" office:value-type="float" office:value="0.270627921783839" calcext:value-type="float">
            <text:p>0.27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B5]/[.$B$8]" office:value-type="float" office:value="0.3" calcext:value-type="float">
            <text:p>0.3000</text:p>
          </table:table-cell>
          <table:table-cell table:formula="of:=[.A5]*[.C5]" office:value-type="float" office:value="0.9" calcext:value-type="float">
            <text:p>0.9000</text:p>
          </table:table-cell>
          <table:table-cell table:formula="of:=POISSON([.A5];[.$D$8];0)" office:value-type="float" office:value="0.178163381841027" calcext:value-type="float">
            <text:p>0.17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6]/[.$B$8]" office:value-type="float" office:value="0.05" calcext:value-type="float">
            <text:p>0.0500</text:p>
          </table:table-cell>
          <table:table-cell table:formula="of:=[.A6]*[.C6]" office:value-type="float" office:value="0.2" calcext:value-type="float">
            <text:p>0.2000</text:p>
          </table:table-cell>
          <table:table-cell table:formula="of:=POISSON([.A6];[.$D$8];0)" office:value-type="float" office:value="0.0879681697840071" calcext:value-type="float">
            <text:p>0.08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7]/[.$B$8]" office:value-type="float" office:value="0" calcext:value-type="float">
            <text:p>0.0000</text:p>
          </table:table-cell>
          <table:table-cell table:formula="of:=[.A7]*[.C7]" office:value-type="float" office:value="0" calcext:value-type="float">
            <text:p>0.0000</text:p>
          </table:table-cell>
          <table:table-cell table:formula="of:=POISSON([.A7];[.$D$8];0)" office:value-type="float" office:value="0.0347474270646828" calcext:value-type="float">
            <text:p>0.0347</text:p>
          </table:table-cell>
          <table:table-cell/>
        </table:table-row>
        <table:table-row table:style-name="ro1">
          <table:table-cell table:style-name="ce8" office:value-type="string" calcext:value-type="string">
            <text:p>mérések száma</text:p>
          </table:table-cell>
          <table:table-cell table:formula="of:=SUM([.B2:.B7])" office:value-type="float" office:value="40" calcext:value-type="float">
            <text:p>40</text:p>
          </table:table-cell>
          <table:table-cell table:style-name="ce8" office:value-type="string" calcext:value-type="string">
            <text:p>várható érték</text:p>
          </table:table-cell>
          <table:table-cell table:style-name="Default" table:formula="of:=SUM([.D2:.D7])" office:value-type="float" office:value="1.975" calcext:value-type="float">
            <text:p>1.975</text:p>
          </table:table-cell>
          <table:table-cell table:style-name="Default"/>
          <table:table-cell/>
        </table:table-row>
      </table:table>
      <table:table table:name="AgNO3" table:style-name="ta1"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1. hallgató</text:p>
          </table:table-cell>
          <table:table-cell table:style-name="ce1" office:value-type="string" calcext:value-type="string">
            <text:p>2. hallgató</text:p>
          </table:table-cell>
          <table:table-cell table:style-name="ce1" office:value-type="string" calcext:value-type="string">
            <text:p>3. hallgató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15.28" calcext:value-type="float">
            <text:p>115.28</text:p>
          </table:table-cell>
          <table:table-cell table:style-name="ce14" office:value-type="float" office:value="114.42" calcext:value-type="float">
            <text:p>114.42</text:p>
          </table:table-cell>
          <table:table-cell table:style-name="ce14" office:value-type="float" office:value="115.36" calcext:value-type="float">
            <text:p>115.36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15.52" calcext:value-type="float">
            <text:p>115.52</text:p>
          </table:table-cell>
          <table:table-cell table:style-name="ce14" office:value-type="float" office:value="115.28" calcext:value-type="float">
            <text:p>115.28</text:p>
          </table:table-cell>
          <table:table-cell table:style-name="ce14" office:value-type="float" office:value="116.16" calcext:value-type="float">
            <text:p>116.16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float" office:value="114.76" calcext:value-type="float">
            <text:p>114.76</text:p>
          </table:table-cell>
          <table:table-cell table:style-name="ce14" office:value-type="float" office:value="115.58" calcext:value-type="float">
            <text:p>115.58</text:p>
          </table:table-cell>
          <table:table-cell table:style-name="ce14" office:value-type="float" office:value="115.68" calcext:value-type="float">
            <text:p>115.68</text:p>
          </table:table-cell>
          <table:table-cell table:style-name="ce17"/>
          <table:table-cell/>
          <table:table-cell table:style-name="ce17"/>
        </table:table-row>
        <table:table-row table:style-name="ro1">
          <table:table-cell/>
          <table:table-cell table:style-name="ce14" office:value-type="float" office:value="115.8" calcext:value-type="float">
            <text:p>115.80</text:p>
          </table:table-cell>
          <table:table-cell table:style-name="ce14" office:value-type="float" office:value="114.9" calcext:value-type="float">
            <text:p>114.90</text:p>
          </table:table-cell>
          <table:table-cell table:style-name="ce14" office:value-type="float" office:value="115.5" calcext:value-type="float">
            <text:p>115.50</text:p>
          </table:table-cell>
          <table:table-cell table:style-name="ce18"/>
          <table:table-cell/>
          <table:table-cell table:style-name="ce18"/>
        </table:table-row>
        <table:table-row table:style-name="ro1">
          <table:table-cell table:number-columns-repeated="4"/>
          <table:table-cell table:style-name="ce19"/>
          <table:table-cell/>
          <table:table-cell table:style-name="ce18"/>
        </table:table-row>
        <table:table-row table:style-name="ro1">
          <table:table-cell table:style-name="ce1" office:value-type="string" calcext:value-type="string">
            <text:p>várható érték (átlag)</text:p>
          </table:table-cell>
          <table:table-cell table:formula="of:=AVERAGE([.B2:.B5])" office:value-type="float" office:value="115.34" calcext:value-type="float">
            <text:p>115.34</text:p>
          </table:table-cell>
          <table:table-cell table:formula="of:=AVERAGE([.C2:.C5])" office:value-type="float" office:value="115.045" calcext:value-type="float">
            <text:p>115.045</text:p>
          </table:table-cell>
          <table:table-cell table:formula="of:=AVERAGE([.D2:.D5])" office:value-type="float" office:value="115.675" calcext:value-type="float">
            <text:p>115.6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zórás</text:p>
          </table:table-cell>
          <table:table-cell table:formula="of:=STDEV([.B2:.B5])" office:value-type="float" office:value="0.441210456207311" calcext:value-type="float">
            <text:p>0.4412104562</text:p>
          </table:table-cell>
          <table:table-cell table:formula="of:=STDEV([.C2:.C5])" office:value-type="float" office:value="0.50103226775661" calcext:value-type="float">
            <text:p>0.5010322678</text:p>
          </table:table-cell>
          <table:table-cell table:formula="of:=STDEV([.D2:.D5])" office:value-type="float" office:value="0.348855270850247" calcext:value-type="float">
            <text:p>0.34885527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árható érték szórása</text:p>
          </table:table-cell>
          <table:table-cell table:formula="of:=[.B8]/SQRT(COUNT([.B2:.B5]))" office:value-type="float" office:value="0.220605228103655" calcext:value-type="float">
            <text:p>0.2206052281</text:p>
          </table:table-cell>
          <table:table-cell table:formula="of:=[.C8]/SQRT(COUNT([.C2:.C5]))" office:value-type="float" office:value="0.250516133878305" calcext:value-type="float">
            <text:p>0.2505161339</text:p>
          </table:table-cell>
          <table:table-cell table:formula="of:=[.D8]/SQRT(COUNT([.D2:.D5]))" office:value-type="float" office:value="0.174427635425123" calcext:value-type="float">
            <text:p>0.17442763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onfidencia intervallum</text:p>
          </table:table-cell>
          <table:table-cell table:formula="of:=TINV(0.05;COUNT([.B2:.B5])-1)*[.B9]" office:value-type="float" office:value="0.702064293104748" calcext:value-type="float">
            <text:p>0.7020642931</text:p>
          </table:table-cell>
          <table:table-cell table:formula="of:=TINV(0.05;COUNT([.C2:.C5])-1)*[.C9]" office:value-type="float" office:value="0.797254144674972" calcext:value-type="float">
            <text:p>0.7972541447</text:p>
          </table:table-cell>
          <table:table-cell table:formula="of:=TINV(0.05;COUNT([.D2:.D5])-1)*[.D9]" office:value-type="float" office:value="0.555106583898058" calcext:value-type="float">
            <text:p>0.5551065839</text:p>
          </table:table-cell>
          <table:table-cell table:number-columns-repeated="3"/>
        </table:table-row>
        <table:table-row table:style-name="ro1">
          <table:table-cell/>
          <table:table-cell table:style-name="ce15" table:formula="of:=[AgNO3.B7]+[AgNO3.B10]" office:value-type="float" office:value="116.042064293105" calcext:value-type="float">
            <text:p>116.0</text:p>
          </table:table-cell>
          <table:table-cell table:style-name="ce15" table:formula="of:=[AgNO3.C7]+[AgNO3.C10]" office:value-type="float" office:value="115.842254144675" calcext:value-type="float">
            <text:p>115.8</text:p>
          </table:table-cell>
          <table:table-cell table:style-name="ce15" table:formula="of:=[AgNO3.D7]+[AgNO3.D10]" office:value-type="float" office:value="116.230106583898" calcext:value-type="float">
            <text:p>116.2</text:p>
          </table:table-cell>
          <table:table-cell table:number-columns-repeated="3"/>
        </table:table-row>
        <table:table-row table:style-name="ro1">
          <table:table-cell/>
          <table:table-cell table:style-name="ce15" table:formula="of:=[AgNO3.B7]-[AgNO3.B10]" office:value-type="float" office:value="114.637935706895" calcext:value-type="float">
            <text:p>114.6</text:p>
          </table:table-cell>
          <table:table-cell table:style-name="ce15" table:formula="of:=[AgNO3.C7]-[AgNO3.C10]" office:value-type="float" office:value="114.247745855325" calcext:value-type="float">
            <text:p>114.2</text:p>
          </table:table-cell>
          <table:table-cell table:style-name="ce15" table:formula="of:=[AgNO3.D7]-[AgNO3.D10]" office:value-type="float" office:value="115.119893416102" calcext:value-type="float">
            <text:p>115.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lméleti érték E0</text:p>
          </table:table-cell>
          <table:table-cell table:number-columns-repeated="6"/>
        </table:table-row>
        <table:table-row table:style-name="ro1">
          <table:table-cell office:value-type="float" office:value="115.2" calcext:value-type="float">
            <text:p>115.2</text:p>
          </table:table-cell>
          <table:table-cell table:number-columns-repeated="3"/>
          <table:table-cell table:style-name="ce20" office:value-type="string" calcext:value-type="string">
            <text:p>F</text:p>
          </table:table-cell>
          <table:table-cell table:style-name="ce22" office:value-type="string" calcext:value-type="string">
            <text:p>1-2</text:p>
          </table:table-cell>
          <table:table-cell table:style-name="ce23" table:formula="of:=FTEST([.B2:.B5];[.C2:.C5])" office:value-type="float" office:value="0.839406560312468" calcext:value-type="float">
            <text:p>0.8394065603</text:p>
          </table:table-cell>
        </table:table-row>
        <table:table-row table:style-name="ro1">
          <table:table-cell table:style-name="ce1" office:value-type="string" calcext:value-type="string">
            <text:p>ABS(próbastatisztika)</text:p>
          </table:table-cell>
          <table:table-cell table:formula="of:=ABS(([.B7]-[.$A$14])/[.B9])" office:value-type="float" office:value="0.634617779476282" calcext:value-type="float">
            <text:p>0.6346177795</text:p>
          </table:table-cell>
          <table:table-cell table:formula="of:=ABS(([.C7]-[.$A$14])/[.C9])" office:value-type="float" office:value="0.618722625167513" calcext:value-type="float">
            <text:p>0.6187226252</text:p>
          </table:table-cell>
          <table:table-cell table:formula="of:=ABS(([.D7]-[.$A$14])/[.D9])" office:value-type="float" office:value="2.72319233613593" calcext:value-type="float">
            <text:p>2.7231923361</text:p>
          </table:table-cell>
          <table:table-cell table:style-name="ce17"/>
          <table:table-cell table:style-name="ce22" office:value-type="string" calcext:value-type="string">
            <text:p>1-3</text:p>
          </table:table-cell>
          <table:table-cell table:style-name="ce23" table:formula="of:=FTEST([.B2:.B5];[.D2:.D5])" office:value-type="float" office:value="0.708965295230469" calcext:value-type="float">
            <text:p>0.7089652952</text:p>
          </table:table-cell>
        </table:table-row>
        <table:table-row table:style-name="ro1">
          <table:table-cell table:style-name="ce1" office:value-type="string" calcext:value-type="string">
            <text:p>egymintás t-próba</text:p>
          </table:table-cell>
          <table:table-cell table:style-name="ce16" table:formula="of:=LEGACY.TDIST([.B15];COUNT([.B2:.B5])-1;2)" office:value-type="float" office:value="0.570766892593986" calcext:value-type="float">
            <text:p>0.5707668926</text:p>
          </table:table-cell>
          <table:table-cell table:style-name="ce16" table:formula="of:=LEGACY.TDIST([.C15];COUNT([.C2:.C5])-1;2)" office:value-type="float" office:value="0.579902979154167" calcext:value-type="float">
            <text:p>0.5799029792</text:p>
          </table:table-cell>
          <table:table-cell table:style-name="ce16" table:formula="of:=LEGACY.TDIST([.D15];COUNT([.D2:.D5])-1;2)" office:value-type="float" office:value="0.0723543873975915" calcext:value-type="float">
            <text:p>0.0723543874</text:p>
          </table:table-cell>
          <table:table-cell table:style-name="ce17"/>
          <table:table-cell table:style-name="ce17" office:value-type="string" calcext:value-type="string">
            <text:p>2-3</text:p>
          </table:table-cell>
          <table:table-cell table:style-name="ce23" table:formula="of:=FTEST([.C2:.C5];[.D2:.D5])" office:value-type="float" office:value="0.567236181961418" calcext:value-type="float">
            <text:p>0.567236182</text:p>
          </table:table-cell>
        </table:table-row>
        <table:table-row table:style-name="ro1">
          <table:table-cell table:number-columns-repeated="4"/>
          <table:table-cell table:style-name="ce17" table:number-columns-repeated="3"/>
        </table:table-row>
        <table:table-row table:style-name="ro1">
          <table:table-cell table:number-columns-repeated="4"/>
          <table:table-cell table:style-name="ce21" office:value-type="string" calcext:value-type="string">
            <text:p>kémintás t-próba</text:p>
          </table:table-cell>
          <table:table-cell table:style-name="ce17" office:value-type="string" calcext:value-type="string">
            <text:p>1-2</text:p>
          </table:table-cell>
          <table:table-cell table:style-name="ce23" table:formula="of:=TTEST([.B2:.B5];[.C2:.C5];2;3)" office:value-type="float" office:value="0.411359768560391" calcext:value-type="float">
            <text:p>0.4113597686</text:p>
          </table:table-cell>
        </table:table-row>
        <table:table-row table:style-name="ro1">
          <table:table-cell table:number-columns-repeated="4"/>
          <table:table-cell table:style-name="ce21"/>
          <table:table-cell table:style-name="ce17" office:value-type="string" calcext:value-type="string">
            <text:p>1-3</text:p>
          </table:table-cell>
          <table:table-cell table:style-name="ce23" table:formula="of:=TTEST([.B2:.B5];[.D2:.D5];2;3)" office:value-type="float" office:value="0.280832601758409" calcext:value-type="float">
            <text:p>0.2808326018</text:p>
          </table:table-cell>
        </table:table-row>
        <table:table-row table:style-name="ro1">
          <table:table-cell table:number-columns-repeated="4"/>
          <table:table-cell table:style-name="ce17"/>
          <table:table-cell table:style-name="ce17" office:value-type="string" calcext:value-type="string">
            <text:p>2-3</text:p>
          </table:table-cell>
          <table:table-cell table:style-name="ce23" table:formula="of:=TTEST([.C2:.C5];[.D2:.D5];2;3)" office:value-type="float" office:value="0.0902477606920342" calcext:value-type="float">
            <text:p>0.0902477607</text:p>
          </table:table-cell>
        </table:table-row>
      </table:table>
      <table:table table:name="tej" table:style-name="ta1">
        <table:table-column table:style-name="co2" table:number-columns-repeated="7" table:default-cell-style-name="Default"/>
        <table:table-row table:style-name="ro2"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g</text:p>
          </table:table-cell>
        </table:table-row>
        <table:table-row table:style-name="ro2">
          <table:table-cell table:style-name="ce25" office:value-type="float" office:value="1.6" calcext:value-type="float">
            <text:p>1.60</text:p>
          </table:table-cell>
          <table:table-cell table:style-name="ce26" office:value-type="float" office:value="4.6" calcext:value-type="float">
            <text:p>4.6</text:p>
          </table:table-cell>
          <table:table-cell table:style-name="ce26" office:value-type="float" office:value="1.2" calcext:value-type="float">
            <text:p>1.2</text:p>
          </table:table-cell>
          <table:table-cell table:style-name="ce26" office:value-type="float" office:value="1.5" calcext:value-type="float">
            <text:p>1.5</text:p>
          </table:table-cell>
          <table:table-cell table:style-name="ce25" office:value-type="float" office:value="6" calcext:value-type="float">
            <text:p>6.00</text:p>
          </table:table-cell>
          <table:table-cell table:style-name="ce26" office:value-type="float" office:value="6.2" calcext:value-type="float">
            <text:p>6.2</text:p>
          </table:table-cell>
          <table:table-cell table:style-name="ce26" office:value-type="float" office:value="3.3" calcext:value-type="float">
            <text:p>3.3</text:p>
          </table:table-cell>
        </table:table-row>
        <table:table-row table:style-name="ro2">
          <table:table-cell table:style-name="ce25" office:value-type="float" office:value="2.9" calcext:value-type="float">
            <text:p>2.90</text:p>
          </table:table-cell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1.9" calcext:value-type="float">
            <text:p>1.9</text:p>
          </table:table-cell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3.9" calcext:value-type="float">
            <text:p>3.9</text:p>
          </table:table-cell>
          <table:table-cell table:number-columns-repeated="2" table:style-name="ce26" office:value-type="float" office:value="3.8" calcext:value-type="float">
            <text:p>3.8</text:p>
          </table:table-cell>
        </table:table-row>
        <table:table-row table:style-name="ro2">
          <table:table-cell table:style-name="ce25" office:value-type="float" office:value="3.5" calcext:value-type="float">
            <text:p>3.50</text:p>
          </table:table-cell>
          <table:table-cell table:style-name="ce25" office:value-type="float" office:value="3" calcext:value-type="float">
            <text:p>3.00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3.4" calcext:value-type="float">
            <text:p>3.4</text:p>
          </table:table-cell>
          <table:table-cell table:style-name="ce26" office:value-type="float" office:value="4.3" calcext:value-type="float">
            <text:p>4.3</text:p>
          </table:table-cell>
          <table:table-cell table:number-columns-repeated="2" table:style-name="ce26" office:value-type="float" office:value="5.5" calcext:value-type="float">
            <text:p>5.5</text:p>
          </table:table-cell>
        </table:table-row>
        <table:table-row table:style-name="ro2">
          <table:table-cell table:style-name="ce25" office:value-type="float" office:value="1.8" calcext:value-type="float">
            <text:p>1.80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office:value-type="float" office:value="1.1" calcext:value-type="float">
            <text:p>1.1</text:p>
          </table:table-cell>
          <table:table-cell table:style-name="ce25" office:value-type="float" office:value="2" calcext:value-type="float">
            <text:p>2.00</text:p>
          </table:table-cell>
          <table:table-cell table:style-name="ce26" office:value-type="float" office:value="5.8" calcext:value-type="float">
            <text:p>5.8</text:p>
          </table:table-cell>
          <table:table-cell table:style-name="ce26" office:value-type="float" office:value="4.2" calcext:value-type="float">
            <text:p>4.2</text:p>
          </table:table-cell>
          <table:table-cell table:style-name="ce26" office:value-type="float" office:value="4.9" calcext:value-type="float">
            <text:p>4.9</text:p>
          </table:table-cell>
        </table:table-row>
        <table:table-row table:style-name="ro2">
          <table:table-cell table:style-name="ce26" office:value-type="float" office:value="2.2" calcext:value-type="float">
            <text:p>2.2</text:p>
          </table:table-cell>
          <table:table-cell table:style-name="ce26" office:value-type="float" office:value="3.1" calcext:value-type="float">
            <text:p>3.1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3.4" calcext:value-type="float">
            <text:p>3.4</text:p>
          </table:table-cell>
          <table:table-cell table:style-name="ce25" office:value-type="float" office:value="4" calcext:value-type="float">
            <text:p>4.00</text:p>
          </table:table-cell>
          <table:table-cell table:style-name="ce26" office:value-type="float" office:value="5.3" calcext:value-type="float">
            <text:p>5.3</text:p>
          </table:table-cell>
          <table:table-cell table:style-name="ce26" office:value-type="float" office:value="4.5" calcext:value-type="float">
            <text:p>4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1</text:p>
          </table:table-cell>
          <table:table-cell table:formula="of:=COUNT([$tej.$A$2:.$A$6])" office:value-type="float" office:value="5" calcext:value-type="float">
            <text:p>5</text:p>
          </table:table-cell>
          <table:table-cell table:formula="of:=SUM([$tej.$A$2:.$A$6])" office:value-type="float" office:value="12" calcext:value-type="float">
            <text:p>12</text:p>
          </table:table-cell>
          <table:table-cell table:formula="of:=AVERAGE([$tej.$A$2:.$A$6])" office:value-type="float" office:value="2.4" calcext:value-type="float">
            <text:p>2.4</text:p>
          </table:table-cell>
          <table:table-cell table:formula="of:=VAR([$tej.$A$2:.$A$6])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2</text:p>
          </table:table-cell>
          <table:table-cell table:formula="of:=COUNT([$tej.$B$2:.$B$6])" office:value-type="float" office:value="5" calcext:value-type="float">
            <text:p>5</text:p>
          </table:table-cell>
          <table:table-cell table:formula="of:=SUM([$tej.$B$2:.$B$6])" office:value-type="float" office:value="18" calcext:value-type="float">
            <text:p>18</text:p>
          </table:table-cell>
          <table:table-cell table:formula="of:=AVERAGE([$tej.$B$2:.$B$6])" office:value-type="float" office:value="3.6" calcext:value-type="float">
            <text:p>3.6</text:p>
          </table:table-cell>
          <table:table-cell table:formula="of:=VAR([$tej.$B$2:.$B$6])" office:value-type="float" office:value="0.765" calcext:value-type="float">
            <text:p>0.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3</text:p>
          </table:table-cell>
          <table:table-cell table:formula="of:=COUNT([$tej.$C$2:.$C$6])" office:value-type="float" office:value="5" calcext:value-type="float">
            <text:p>5</text:p>
          </table:table-cell>
          <table:table-cell table:formula="of:=SUM([$tej.$C$2:.$C$6])" office:value-type="float" office:value="10" calcext:value-type="float">
            <text:p>10</text:p>
          </table:table-cell>
          <table:table-cell table:formula="of:=AVERAGE([$tej.$C$2:.$C$6])" office:value-type="float" office:value="2" calcext:value-type="float">
            <text:p>2</text:p>
          </table:table-cell>
          <table:table-cell table:formula="of:=VAR([$tej.$C$2:.$C$6])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4</text:p>
          </table:table-cell>
          <table:table-cell table:formula="of:=COUNT([$tej.$D$2:.$D$6])" office:value-type="float" office:value="5" calcext:value-type="float">
            <text:p>5</text:p>
          </table:table-cell>
          <table:table-cell table:formula="of:=SUM([$tej.$D$2:.$D$6])" office:value-type="float" office:value="13" calcext:value-type="float">
            <text:p>13</text:p>
          </table:table-cell>
          <table:table-cell table:formula="of:=AVERAGE([$tej.$D$2:.$D$6])" office:value-type="float" office:value="2.6" calcext:value-type="float">
            <text:p>2.6</text:p>
          </table:table-cell>
          <table:table-cell table:formula="of:=VAR([$tej.$D$2:.$D$6])"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5</text:p>
          </table:table-cell>
          <table:table-cell table:formula="of:=COUNT([$tej.$E$2:.$E$6])" office:value-type="float" office:value="5" calcext:value-type="float">
            <text:p>5</text:p>
          </table:table-cell>
          <table:table-cell table:formula="of:=SUM([$tej.$E$2:.$E$6])" office:value-type="float" office:value="24" calcext:value-type="float">
            <text:p>24</text:p>
          </table:table-cell>
          <table:table-cell table:formula="of:=AVERAGE([$tej.$E$2:.$E$6])" office:value-type="float" office:value="4.8" calcext:value-type="float">
            <text:p>4.8</text:p>
          </table:table-cell>
          <table:table-cell table:formula="of:=VAR([$tej.$E$2:.$E$6])" office:value-type="float" office:value="1.035" calcext:value-type="float">
            <text:p>1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6</text:p>
          </table:table-cell>
          <table:table-cell table:formula="of:=COUNT([$tej.$F$2:.$F$6])" office:value-type="float" office:value="5" calcext:value-type="float">
            <text:p>5</text:p>
          </table:table-cell>
          <table:table-cell table:formula="of:=SUM([$tej.$F$2:.$F$6])" office:value-type="float" office:value="25" calcext:value-type="float">
            <text:p>25</text:p>
          </table:table-cell>
          <table:table-cell table:formula="of:=AVERAGE([$tej.$F$2:.$F$6])" office:value-type="float" office:value="5" calcext:value-type="float">
            <text:p>5</text:p>
          </table:table-cell>
          <table:table-cell table:formula="of:=VAR([$tej.$F$2:.$F$6])" office:value-type="float" office:value="0.965" calcext:value-type="float">
            <text:p>0.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7</text:p>
          </table:table-cell>
          <table:table-cell table:formula="of:=COUNT([$tej.$G$2:.$G$6])" office:value-type="float" office:value="5" calcext:value-type="float">
            <text:p>5</text:p>
          </table:table-cell>
          <table:table-cell table:formula="of:=SUM([$tej.$G$2:.$G$6])" office:value-type="float" office:value="22" calcext:value-type="float">
            <text:p>22</text:p>
          </table:table-cell>
          <table:table-cell table:formula="of:=AVERAGE([$tej.$G$2:.$G$6])" office:value-type="float" office:value="4.4" calcext:value-type="float">
            <text:p>4.4</text:p>
          </table:table-cell>
          <table:table-cell table:formula="of:=VAR([$tej.$G$2:.$G$6])"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string" calcext:value-type="string">
            <text:p>Between Groups</text:p>
          </table:table-cell>
          <table:table-cell table:formula="of:=SUMPRODUCT([$tej.$C$12:.$C$18];[$tej.$D$12:.$D$18])-SUM([$tej.$C$12:.$C$18])^2/SUM([$tej.$B$12:.$B$18])" office:value-type="float" office:value="45.0857142857143" calcext:value-type="float">
            <text:p>45.0857142857</text:p>
          </table:table-cell>
          <table:table-cell table:formula="of:=COUNT([$tej.$C$12:.$C$18])-1" office:value-type="float" office:value="6" calcext:value-type="float">
            <text:p>6</text:p>
          </table:table-cell>
          <table:table-cell table:formula="of:=[$tej.$B$21] / [$tej.$C$21]" office:value-type="float" office:value="7.51428571428572" calcext:value-type="float">
            <text:p>7.5142857143</text:p>
          </table:table-cell>
          <table:table-cell table:style-name="ce11" table:formula="of:=[$tej.$D$21] / [$tej.$D$22]" office:value-type="float" office:value="9.33451641526177" calcext:value-type="float">
            <text:p>9.3345164153</text:p>
          </table:table-cell>
          <table:table-cell table:formula="of:=LEGACY.FDIST([$tej.$E$21]; [$tej.$C$21]; [$tej.$C$22])" office:value-type="float" office:value="0.0000119040996515706" calcext:value-type="float">
            <text:p>1.19040996515706E-05</text:p>
          </table:table-cell>
          <table:table-cell table:style-name="ce11" table:formula="of:=LEGACY.FINV([$tej.$B$9]; [$tej.$C$21]; [$tej.$C$22])" office:value-type="float" office:value="2.44525939508938" calcext:value-type="float">
            <text:p>2.4452593951</text:p>
          </table:table-cell>
        </table:table-row>
        <table:table-row table:style-name="ro1">
          <table:table-cell office:value-type="string" calcext:value-type="string">
            <text:p>Within Groups</text:p>
          </table:table-cell>
          <table:table-cell table:formula="of:=SUM(DEVSQ([.$A$2:.$A$6]);DEVSQ([.$B$2:.$B$6]);DEVSQ([.$C$2:.$C$6]);DEVSQ([.$D$2:.$D$6]);DEVSQ([.$E$2:.$E$6]);DEVSQ([.$F$2:.$F$6]);DEVSQ([.$G$2:.$G$6]))" office:value-type="float" office:value="22.54" calcext:value-type="float">
            <text:p>22.54</text:p>
          </table:table-cell>
          <table:table-cell table:formula="of:=SUM([$tej.$B$12:.$B$18])-COUNT([$tej.$B$12:.$B$18])" office:value-type="float" office:value="28" calcext:value-type="float">
            <text:p>28</text:p>
          </table:table-cell>
          <table:table-cell table:formula="of:=[$tej.$B$22] / [$tej.$C$22]" office:value-type="float" office:value="0.805" calcext:value-type="float">
            <text:p>0.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DEVSQ([$tej.$A$2:.$A$6],[$tej.$B$2:.$B$6],[$tej.$C$2:.$C$6],[$tej.$D$2:.$D$6],[$tej.$E$2:.$E$6],[$tej.$F$2:.$F$6],[$tej.$G$2:.$G$6])" office:value-type="string" office:string-value="" calcext:value-type="error">
            <text:p>Err:508</text:p>
          </table:table-cell>
          <table:table-cell table:formula="of:=SUM([$tej.$B$12:.$B$18]) - 1" office:value-type="float" office:value="34" calcext:value-type="float">
            <text:p>34</text:p>
          </table:table-cell>
          <table:table-cell table:number-columns-repeated="4"/>
        </table:table-row>
      </table:table>
      <table:table table:name="pH" table:style-name="ta1">
        <table:table-column table:style-name="co2" table:number-columns-repeated="9" table:default-cell-style-name="Default"/>
        <table:table-column table:style-name="co2" table:number-columns-repeated="2" table:default-cell-style-name="ce22"/>
        <table:table-column table:style-name="co2" table:default-cell-style-name="Default"/>
        <table:table-column table:style-name="co2" table:number-columns-repeated="2" table:default-cell-style-name="ce22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/>
          <table:table-cell table:style-name="ce1" office:value-type="string" calcext:value-type="string">
            <text:p><text:span text:style-name="T1">ANOVA - Single Factor</text:span>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7"/>
          <table:table-cell office:value-type="float" office:value="7.137" calcext:value-type="float">
            <text:p>7.137</text:p>
          </table:table-cell>
          <table:table-cell office:value-type="float" office:value="7.12" calcext:value-type="float">
            <text:p>7.12</text:p>
          </table:table-cell>
          <table:table-cell office:value-type="float" office:value="7.087" calcext:value-type="float">
            <text:p>7.087</text:p>
          </table:table-cell>
          <table:table-cell table:style-name="ce22" office:value-type="float" office:value="7.317" calcext:value-type="float">
            <text:p>7.317</text:p>
          </table:table-cell>
          <table:table-cell table:style-name="ce22" office:value-type="float" office:value="7.091" calcext:value-type="float">
            <text:p>7.09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.113" calcext:value-type="float">
            <text:p>7.113</text:p>
          </table:table-cell>
          <table:table-cell office:value-type="float" office:value="7.151" calcext:value-type="float">
            <text:p>7.151</text:p>
          </table:table-cell>
          <table:table-cell office:value-type="float" office:value="7.11" calcext:value-type="float">
            <text:p>7.11</text:p>
          </table:table-cell>
          <table:table-cell office:value-type="float" office:value="7.286" calcext:value-type="float">
            <text:p>7.286</text:p>
          </table:table-cell>
          <table:table-cell office:value-type="float" office:value="7.028" calcext:value-type="float">
            <text:p>7.0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7.103" calcext:value-type="float">
            <text:p>7.103</text:p>
          </table:table-cell>
          <table:table-cell office:value-type="float" office:value="7.104" calcext:value-type="float">
            <text:p>7.104</text:p>
          </table:table-cell>
          <table:table-cell office:value-type="float" office:value="7.098" calcext:value-type="float">
            <text:p>7.098</text:p>
          </table:table-cell>
          <table:table-cell office:value-type="float" office:value="7.315" calcext:value-type="float">
            <text:p>7.315</text:p>
          </table:table-cell>
          <table:table-cell office:value-type="float" office:value="7.08" calcext:value-type="float">
            <text:p>7.08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Sum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7.127" calcext:value-type="float">
            <text:p>7.127</text:p>
          </table:table-cell>
          <table:table-cell office:value-type="float" office:value="7.147" calcext:value-type="float">
            <text:p>7.147</text:p>
          </table:table-cell>
          <table:table-cell office:value-type="float" office:value="7.075" calcext:value-type="float">
            <text:p>7.075</text:p>
          </table:table-cell>
          <table:table-cell office:value-type="float" office:value="7.283" calcext:value-type="float">
            <text:p>7.283</text:p>
          </table:table-cell>
          <table:table-cell office:value-type="float" office:value="7.117" calcext:value-type="float">
            <text:p>7.117</text:p>
          </table:table-cell>
          <table:table-cell/>
          <table:table-cell office:value-type="string" calcext:value-type="string">
            <text:p>Column 1</text:p>
          </table:table-cell>
          <table:table-cell table:formula="of:=COUNT([$pH.$B$2:.$B$8])" office:value-type="float" office:value="7" calcext:value-type="float">
            <text:p>7</text:p>
          </table:table-cell>
          <table:table-cell table:style-name="Default" table:formula="of:=SUM([$pH.$B$2:.$B$8])" office:value-type="float" office:value="49.779" calcext:value-type="float">
            <text:p>49.779</text:p>
          </table:table-cell>
          <table:table-cell table:style-name="Default" table:formula="of:=AVERAGE([$pH.$B$2:.$B$8])" office:value-type="float" office:value="7.11128571428571" calcext:value-type="float">
            <text:p>7.1112857143</text:p>
          </table:table-cell>
          <table:table-cell table:formula="of:=VAR([$pH.$B$2:.$B$8])" office:value-type="float" office:value="0.000237571428571435" calcext:value-type="float">
            <text:p>0.0002375714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7.144" calcext:value-type="float">
            <text:p>7.144</text:p>
          </table:table-cell>
          <table:table-cell office:value-type="float" office:value="7.092" calcext:value-type="float">
            <text:p>7.092</text:p>
          </table:table-cell>
          <table:table-cell office:value-type="float" office:value="7.298" calcext:value-type="float">
            <text:p>7.298</text:p>
          </table:table-cell>
          <table:table-cell office:value-type="float" office:value="7.091" calcext:value-type="float">
            <text:p>7.091</text:p>
          </table:table-cell>
          <table:table-cell/>
          <table:table-cell office:value-type="string" calcext:value-type="string">
            <text:p>Column 2</text:p>
          </table:table-cell>
          <table:table-cell table:formula="of:=COUNT([$pH.$C$2:.$C$8])" office:value-type="float" office:value="7" calcext:value-type="float">
            <text:p>7</text:p>
          </table:table-cell>
          <table:table-cell table:style-name="Default" table:formula="of:=SUM([$pH.$C$2:.$C$8])" office:value-type="float" office:value="49.907" calcext:value-type="float">
            <text:p>49.907</text:p>
          </table:table-cell>
          <table:table-cell table:style-name="Default" table:formula="of:=AVERAGE([$pH.$C$2:.$C$8])" office:value-type="float" office:value="7.12957142857143" calcext:value-type="float">
            <text:p>7.1295714286</text:p>
          </table:table-cell>
          <table:table-cell table:formula="of:=VAR([$pH.$C$2:.$C$8])" office:value-type="float" office:value="0.00036561904761905" calcext:value-type="float">
            <text:p>0.000365619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7.095" calcext:value-type="float">
            <text:p>7.095</text:p>
          </table:table-cell>
          <table:table-cell office:value-type="float" office:value="7.108" calcext:value-type="float">
            <text:p>7.108</text:p>
          </table:table-cell>
          <table:table-cell office:value-type="float" office:value="7.117" calcext:value-type="float">
            <text:p>7.117</text:p>
          </table:table-cell>
          <table:table-cell office:value-type="float" office:value="7.285" calcext:value-type="float">
            <text:p>7.285</text:p>
          </table:table-cell>
          <table:table-cell office:value-type="float" office:value="7.162" calcext:value-type="float">
            <text:p>7.162</text:p>
          </table:table-cell>
          <table:table-cell/>
          <table:table-cell office:value-type="string" calcext:value-type="string">
            <text:p>Column 3</text:p>
          </table:table-cell>
          <table:table-cell table:formula="of:=COUNT([$pH.$D$2:.$D$8])" office:value-type="float" office:value="7" calcext:value-type="float">
            <text:p>7</text:p>
          </table:table-cell>
          <table:table-cell table:style-name="Default" table:formula="of:=SUM([$pH.$D$2:.$D$8])" office:value-type="float" office:value="49.682" calcext:value-type="float">
            <text:p>49.682</text:p>
          </table:table-cell>
          <table:table-cell table:style-name="Default" table:formula="of:=AVERAGE([$pH.$D$2:.$D$8])" office:value-type="float" office:value="7.09742857142857" calcext:value-type="float">
            <text:p>7.0974285714</text:p>
          </table:table-cell>
          <table:table-cell table:formula="of:=VAR([$pH.$D$2:.$D$8])" office:value-type="float" office:value="0.000202285714285715" calcext:value-type="float">
            <text:p>0.0002022857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float" office:value="7.104" calcext:value-type="float">
            <text:p>7.104</text:p>
          </table:table-cell>
          <table:table-cell office:value-type="float" office:value="7.133" calcext:value-type="float">
            <text:p>7.133</text:p>
          </table:table-cell>
          <table:table-cell office:value-type="float" office:value="7.103" calcext:value-type="float">
            <text:p>7.103</text:p>
          </table:table-cell>
          <table:table-cell office:value-type="float" office:value="7.272" calcext:value-type="float">
            <text:p>7.272</text:p>
          </table:table-cell>
          <table:table-cell office:value-type="float" office:value="7.114" calcext:value-type="float">
            <text:p>7.114</text:p>
          </table:table-cell>
          <table:table-cell/>
          <table:table-cell office:value-type="string" calcext:value-type="string">
            <text:p>Column 4</text:p>
          </table:table-cell>
          <table:table-cell table:formula="of:=COUNT([$pH.$E$2:.$E$8])" office:value-type="float" office:value="7" calcext:value-type="float">
            <text:p>7</text:p>
          </table:table-cell>
          <table:table-cell table:style-name="Default" table:formula="of:=SUM([$pH.$E$2:.$E$8])" office:value-type="float" office:value="51.056" calcext:value-type="float">
            <text:p>51.056</text:p>
          </table:table-cell>
          <table:table-cell table:style-name="Default" table:formula="of:=AVERAGE([$pH.$E$2:.$E$8])" office:value-type="float" office:value="7.29371428571429" calcext:value-type="float">
            <text:p>7.2937142857</text:p>
          </table:table-cell>
          <table:table-cell table:formula="of:=VAR([$pH.$E$2:.$E$8])" office:value-type="float" office:value="0.000289238095238097" calcext:value-type="float">
            <text:p>0.0002892381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olumn 5</text:p>
          </table:table-cell>
          <table:table-cell table:formula="of:=COUNT([$pH.$F$2:.$F$8])" office:value-type="float" office:value="7" calcext:value-type="float">
            <text:p>7</text:p>
          </table:table-cell>
          <table:table-cell table:style-name="Default" table:formula="of:=SUM([$pH.$F$2:.$F$8])" office:value-type="float" office:value="49.683" calcext:value-type="float">
            <text:p>49.683</text:p>
          </table:table-cell>
          <table:table-cell table:style-name="Default" table:formula="of:=AVERAGE([$pH.$F$2:.$F$8])" office:value-type="float" office:value="7.09757142857143" calcext:value-type="float">
            <text:p>7.0975714286</text:p>
          </table:table-cell>
          <table:table-cell table:formula="of:=VAR([$pH.$F$2:.$F$8])" office:value-type="float" office:value="0.00167228571428572" calcext:value-type="float">
            <text:p>0.0016722857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átlag</text:p>
          </table:table-cell>
          <table:table-cell table:style-name="ce13" table:formula="of:=AVERAGE([.B2:.B8])" office:value-type="float" office:value="7.11128571428571" calcext:value-type="float">
            <text:p>7.1113</text:p>
          </table:table-cell>
          <table:table-cell table:style-name="ce13" table:formula="of:=AVERAGE([.C2:.C8])" office:value-type="float" office:value="7.12957142857143" calcext:value-type="float">
            <text:p>7.1296</text:p>
          </table:table-cell>
          <table:table-cell table:style-name="ce13" table:formula="of:=AVERAGE([.D2:.D8])" office:value-type="float" office:value="7.09742857142857" calcext:value-type="float">
            <text:p>7.0974</text:p>
          </table:table-cell>
          <table:table-cell table:style-name="ce13" table:formula="of:=AVERAGE([.E2:.E8])" office:value-type="float" office:value="7.29371428571429" calcext:value-type="float">
            <text:p>7.2937</text:p>
          </table:table-cell>
          <table:table-cell table:style-name="ce13" table:formula="of:=AVERAGE([.F2:.F8])" office:value-type="float" office:value="7.09757142857143" calcext:value-type="float">
            <text:p>7.0976</text:p>
          </table:table-cell>
          <table:table-cell table:number-columns-repeated="5"/>
          <table:table-cell table:style-name="ce22"/>
          <table:table-cell table:number-columns-repeated="2"/>
        </table:table-row>
        <table:table-row table:style-name="ro1">
          <table:table-cell table:style-name="ce8" office:value-type="string" calcext:value-type="string">
            <text:p>szórás</text:p>
          </table:table-cell>
          <table:table-cell table:style-name="ce13" table:formula="of:=STDEV([.B2:.B8])" office:value-type="float" office:value="0.0154133522820779" calcext:value-type="float">
            <text:p>0.0154</text:p>
          </table:table-cell>
          <table:table-cell table:style-name="ce13" table:formula="of:=STDEV([.C2:.C8])" office:value-type="float" office:value="0.0191211675276132" calcext:value-type="float">
            <text:p>0.0191</text:p>
          </table:table-cell>
          <table:table-cell table:style-name="ce13" table:formula="of:=STDEV([.D2:.D8])" office:value-type="float" office:value="0.0142227182453185" calcext:value-type="float">
            <text:p>0.0142</text:p>
          </table:table-cell>
          <table:table-cell table:style-name="ce13" table:formula="of:=STDEV([.E2:.E8])" office:value-type="float" office:value="0.0170070013593842" calcext:value-type="float">
            <text:p>0.0170</text:p>
          </table:table-cell>
          <table:table-cell table:style-name="ce13" table:formula="of:=STDEV([.F2:.F8])" office:value-type="float" office:value="0.0408935901369117" calcext:value-type="float">
            <text:p>0.0409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table:style-name="ce22"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style-name="ce8" office:value-type="string" calcext:value-type="string">
            <text:p>variancia</text:p>
          </table:table-cell>
          <table:table-cell table:style-name="ce13" table:formula="of:=VAR([.B2:.B8])" office:value-type="float" office:value="0.000237571428571435" calcext:value-type="float">
            <text:p>0.0002</text:p>
          </table:table-cell>
          <table:table-cell table:style-name="ce13" table:formula="of:=VAR([.C2:.C8])" office:value-type="float" office:value="0.00036561904761905" calcext:value-type="float">
            <text:p>0.0004</text:p>
          </table:table-cell>
          <table:table-cell table:style-name="ce13" table:formula="of:=VAR([.D2:.D8])" office:value-type="float" office:value="0.000202285714285715" calcext:value-type="float">
            <text:p>0.0002</text:p>
          </table:table-cell>
          <table:table-cell table:style-name="ce13" table:formula="of:=VAR([.E2:.E8])" office:value-type="float" office:value="0.000289238095238097" calcext:value-type="float">
            <text:p>0.0003</text:p>
          </table:table-cell>
          <table:table-cell table:style-name="ce13" table:formula="of:=VAR([.F2:.F8])" office:value-type="float" office:value="0.00167228571428572" calcext:value-type="float">
            <text:p>0.0017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pH.$J$5:.$J$9];[$pH.$K$5:.$K$9])-SUM([$pH.$J$5:.$J$9])^2/SUM([$pH.$I$5:.$I$9])" office:value-type="float" office:value="0.19599274285747" calcext:value-type="float">
            <text:p>0.1959927429</text:p>
          </table:table-cell>
          <table:table-cell table:formula="of:=COUNT([$pH.$J$5:.$J$9])-1" office:value-type="float" office:value="4" calcext:value-type="float">
            <text:p>4</text:p>
          </table:table-cell>
          <table:table-cell table:formula="of:=[$pH.$I$12] / [$pH.$J$12]" office:value-type="float" office:value="0.0489981857143675" calcext:value-type="float">
            <text:p>0.0489981857</text:p>
          </table:table-cell>
          <table:table-cell table:style-name="ce35" table:formula="of:=[$pH.$K$12] / [$pH.$K$13]" office:value-type="float" office:value="88.5402705355389" calcext:value-type="float">
            <text:p>88.5402705355</text:p>
          </table:table-cell>
          <table:table-cell table:formula="of:=LEGACY.FDIST([$pH.$L$12]; [$pH.$J$12]; [$pH.$J$13])" office:value-type="float" office:value="3.6326115509992E-016" calcext:value-type="float">
            <text:p>3.6326115509992E-16</text:p>
          </table:table-cell>
          <table:table-cell table:style-name="ce35" table:formula="of:=LEGACY.FINV([$pH.$I$2]; [$pH.$J$12]; [$pH.$J$13])" office:value-type="float" office:value="2.68962757369142" calcext:value-type="float">
            <text:p>2.6896275737</text:p>
          </table:table-cell>
        </table:table-row>
        <table:table-row table:style-name="ro1">
          <table:table-cell table:style-name="ce8"/>
          <table:table-cell table:style-name="ce13" table:number-columns-repeated="5"/>
          <table:table-cell/>
          <table:table-cell office:value-type="string" calcext:value-type="string">
            <text:p>Within Groups</text:p>
          </table:table-cell>
          <table:table-cell table:formula="of:=SUM(DEVSQ([.$B$2:.$B$8]);DEVSQ([.$C$2:.$C$8]);DEVSQ([.$D$2:.$D$8]);DEVSQ([.$E$2:.$E$8]);DEVSQ([.$F$2:.$F$8]))" office:value-type="float" office:value="0.0166020000000001" calcext:value-type="float">
            <text:p>0.016602</text:p>
          </table:table-cell>
          <table:table-cell table:formula="of:=SUM([$pH.$I$5:.$I$9])-COUNT([$pH.$I$5:.$I$9])" office:value-type="float" office:value="30" calcext:value-type="float">
            <text:p>30</text:p>
          </table:table-cell>
          <table:table-cell table:formula="of:=[$pH.$I$13] / [$pH.$J$13]" office:value-type="float" office:value="0.000553400000000003" calcext:value-type="float">
            <text:p>0.0005534</text:p>
          </table:table-cell>
          <table:table-cell table:style-name="ce31" table:number-columns-repeated="3"/>
        </table:table-row>
        <table:table-row table:style-name="ro1">
          <table:table-cell/>
          <table:table-cell table:style-name="ce14" table:number-columns-repeated="5"/>
          <table:table-cell/>
          <table:table-cell office:value-type="string" calcext:value-type="string">
            <text:p>Total</text:p>
          </table:table-cell>
          <table:table-cell table:formula="of:=DEVSQ([$pH.$B$2:.$B$8],[$pH.$C$2:.$C$8],[$pH.$D$2:.$D$8],[$pH.$E$2:.$E$8],[$pH.$F$2:.$F$8])" office:value-type="string" office:string-value="" calcext:value-type="error">
            <text:p>Err:508</text:p>
          </table:table-cell>
          <table:table-cell table:formula="of:=SUM([$pH.$I$5:.$I$9]) - 1" office:value-type="float" office:value="34" calcext:value-type="float">
            <text:p>34</text:p>
          </table:table-cell>
          <table:table-cell/>
          <table:table-cell table:style-name="ce29" table:number-columns-repeated="3"/>
        </table:table-row>
        <table:table-row table:style-name="ro1">
          <table:table-cell/>
          <table:table-cell table:style-name="ce14" table:number-columns-repeated="5"/>
          <table:table-cell table:number-columns-repeated="5"/>
          <table:table-cell table:style-name="ce29" table:number-columns-repeated="3"/>
        </table:table-row>
        <table:table-row table:style-name="ro1">
          <table:table-cell table:style-name="ce22" table:number-columns-repeated="9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28"/>
          <table:table-cell table:style-name="ce29" table:number-columns-repeated="5"/>
          <table:table-cell table:style-name="ce22" table:number-columns-repeated="3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kétmintás t</text:p>
          </table:table-cell>
          <table:table-cell table:style-name="ce29" table:number-columns-repeated="4"/>
          <table:table-cell table:style-name="ce22"/>
          <table:table-cell table:style-name="ce28" office:value-type="string" calcext:value-type="string">
            <text:p>F</text:p>
          </table:table-cell>
          <table:table-cell table:style-name="ce22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29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22"/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30" table:formula="of:=TTEST([.$B2:.$B8];[.B2:.B8];2;3)" office:value-type="float" office:value="1" calcext:value-type="float">
            <text:p>1</text:p>
          </table:table-cell>
          <table:table-cell table:style-name="ce33" table:formula="of:=TTEST([.$B2:.$B8];[.C2:.C8];2;3)" office:value-type="float" office:value="0.0734537313260757" calcext:value-type="float">
            <text:p>0.0734537313</text:p>
          </table:table-cell>
          <table:table-cell table:style-name="ce33" table:formula="of:=TTEST([.$B2:.$B8];[.D2:.D8];2;3)" office:value-type="float" office:value="0.106121631855364" calcext:value-type="float">
            <text:p>0.1061216319</text:p>
          </table:table-cell>
          <table:table-cell table:style-name="ce37" table:formula="of:=TTEST([.$B2:.$B8];[.E2:.E8];2;3)" office:value-type="float" office:value="0.0000000000907639742148869" calcext:value-type="float">
            <text:p>9.07639742148869E-11</text:p>
          </table:table-cell>
          <table:table-cell table:style-name="ce33" table:formula="of:=TTEST([.$B2:.$B8];[.F2:.F8];2;3)" office:value-type="float" office:value="0.431462369325865" calcext:value-type="float">
            <text:p>0.4314623693</text:p>
          </table:table-cell>
          <table:table-cell table:style-name="ce20" office:value-type="string" calcext:value-type="string">
            <text:p>A</text:p>
          </table:table-cell>
          <table:table-cell table:style-name="ce42" table:formula="of:=FTEST([.$B2:.$B8];[.B2:.B8])" office:value-type="float" office:value="1" calcext:value-type="float">
            <text:p>1</text:p>
          </table:table-cell>
          <table:table-cell table:style-name="ce43" table:formula="of:=FTEST([.$B2:.$B8];[.C2:.C8])" office:value-type="float" office:value="0.613764116694508" calcext:value-type="float">
            <text:p>0.6137641167</text:p>
          </table:table-cell>
          <table:table-cell table:style-name="ce43" table:formula="of:=FTEST([.$B2:.$B8];[.D2:.D8])" office:value-type="float" office:value="0.850229973673784" calcext:value-type="float">
            <text:p>0.8502299737</text:p>
          </table:table-cell>
          <table:table-cell table:style-name="ce43" table:formula="of:=FTEST([.$B2:.$B8];[.E2:.E8])" office:value-type="float" office:value="0.817285784742007" calcext:value-type="float">
            <text:p>0.8172857847</text:p>
          </table:table-cell>
          <table:table-cell table:style-name="ce44" table:formula="of:=FTEST([.$B2:.$B8];[.F2:.F8])" office:value-type="float" office:value="0.0316700823019185" calcext:value-type="float">
            <text:p>0.031670082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31" table:formula="of:=TTEST([.$C2:.$C8];[.B2:.B8];2;3)" office:value-type="float" office:value="0.0734537313260758" calcext:value-type="float">
            <text:p>0.0734537313</text:p>
          </table:table-cell>
          <table:table-cell table:style-name="ce34" table:formula="of:=TTEST([.$C2:.$C8];[.C2:.C8];2;3)" office:value-type="float" office:value="1" calcext:value-type="float">
            <text:p>1</text:p>
          </table:table-cell>
          <table:table-cell table:style-name="ce35" table:formula="of:=TTEST([.$C2:.$C8];[.D2:.D8];2;3)" office:value-type="float" office:value="0.00435548091703442" calcext:value-type="float">
            <text:p>0.0043554809</text:p>
          </table:table-cell>
          <table:table-cell table:style-name="ce35" table:formula="of:=TTEST([.$C2:.$C8];[.E2:.E8];2;3)" office:value-type="float" office:value="0.00000000113540680164888" calcext:value-type="float">
            <text:p>1.13540680164888E-09</text:p>
          </table:table-cell>
          <table:table-cell table:style-name="ce40" table:formula="of:=TTEST([.$C2:.$C8];[.F2:.F8];2;3)" office:value-type="float" office:value="0.0953972551135517" calcext:value-type="float">
            <text:p>0.0953972551</text:p>
          </table:table-cell>
          <table:table-cell table:style-name="ce20" office:value-type="string" calcext:value-type="string">
            <text:p>B</text:p>
          </table:table-cell>
          <table:table-cell table:style-name="ce31" table:formula="of:=FTEST([.$C2:.$C8];[.B2:.B8])" office:value-type="float" office:value="0.613764116694508" calcext:value-type="float">
            <text:p>0.6137641167</text:p>
          </table:table-cell>
          <table:table-cell table:style-name="ce34" table:formula="of:=FTEST([.$C2:.$C8];[.C2:.C8])" office:value-type="float" office:value="1" calcext:value-type="float">
            <text:p>1</text:p>
          </table:table-cell>
          <table:table-cell table:style-name="ce40" table:formula="of:=FTEST([.$C2:.$C8];[.D2:.D8])" office:value-type="float" office:value="0.489736833410549" calcext:value-type="float">
            <text:p>0.4897368334</text:p>
          </table:table-cell>
          <table:table-cell table:style-name="ce40" table:formula="of:=FTEST([.$C2:.$C8];[.E2:.E8])" office:value-type="float" office:value="0.783279911849187" calcext:value-type="float">
            <text:p>0.7832799118</text:p>
          </table:table-cell>
          <table:table-cell table:style-name="ce40" table:formula="of:=FTEST([.$C2:.$C8];[.F2:.F8])" office:value-type="float" office:value="0.0866445156465336" calcext:value-type="float">
            <text:p>0.0866445156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32" table:formula="of:=TTEST([.$D2:.$D8];[.B2:.B8];2;3)" office:value-type="float" office:value="0.106121631855364" calcext:value-type="float">
            <text:p>0.1061216319</text:p>
          </table:table-cell>
          <table:table-cell table:style-name="ce32" table:formula="of:=TTEST([.$D2:.$D8];[.C2:.C8];2;3)" office:value-type="float" office:value="0.00435548091703442" calcext:value-type="float">
            <text:p>0.0043554809</text:p>
          </table:table-cell>
          <table:table-cell table:style-name="ce36" table:formula="of:=TTEST([.$D2:.$D8];[.D2:.D8];2;3)" office:value-type="float" office:value="1" calcext:value-type="float">
            <text:p>1</text:p>
          </table:table-cell>
          <table:table-cell table:style-name="ce38" table:formula="of:=TTEST([.$D2:.$D8];[.E2:.E8];2;3)" office:value-type="float" office:value="0.0000000000375051333246966" calcext:value-type="float">
            <text:p>3.75051333246966E-11</text:p>
          </table:table-cell>
          <table:table-cell table:style-name="ce41" table:formula="of:=TTEST([.$D2:.$D8];[.F2:.F8];2;3)" office:value-type="float" office:value="0.993264569624536" calcext:value-type="float">
            <text:p>0.9932645696</text:p>
          </table:table-cell>
          <table:table-cell table:style-name="ce20" office:value-type="string" calcext:value-type="string">
            <text:p>C</text:p>
          </table:table-cell>
          <table:table-cell table:style-name="ce31" table:formula="of:=FTEST([.$D2:.$D8];[.B2:.B8])" office:value-type="float" office:value="0.850229973673784" calcext:value-type="float">
            <text:p>0.8502299737</text:p>
          </table:table-cell>
          <table:table-cell table:style-name="ce31" table:formula="of:=FTEST([.$D2:.$D8];[.C2:.C8])" office:value-type="float" office:value="0.489736833410549" calcext:value-type="float">
            <text:p>0.4897368334</text:p>
          </table:table-cell>
          <table:table-cell table:style-name="ce34" table:formula="of:=FTEST([.$D2:.$D8];[.D2:.D8])" office:value-type="float" office:value="1" calcext:value-type="float">
            <text:p>1</text:p>
          </table:table-cell>
          <table:table-cell table:style-name="ce40" table:formula="of:=FTEST([.$D2:.$D8];[.E2:.E8])" office:value-type="float" office:value="0.675160824259317" calcext:value-type="float">
            <text:p>0.6751608243</text:p>
          </table:table-cell>
          <table:table-cell table:style-name="ce35" table:formula="of:=FTEST([.$D2:.$D8];[.F2:.F8])" office:value-type="float" office:value="0.0212392248342821" calcext:value-type="float">
            <text:p>0.0212392248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32" table:formula="of:=TTEST([.$E2:.$E8];[.B2:.B8];2;3)" office:value-type="float" office:value="0.0000000000907639742148869" calcext:value-type="float">
            <text:p>9.07639742148869E-11</text:p>
          </table:table-cell>
          <table:table-cell table:style-name="ce32" table:formula="of:=TTEST([.$E2:.$E8];[.C2:.C8];2;3)" office:value-type="float" office:value="0.00000000113540680164888" calcext:value-type="float">
            <text:p>1.13540680164888E-09</text:p>
          </table:table-cell>
          <table:table-cell table:style-name="ce32" table:formula="of:=TTEST([.$E2:.$E8];[.D2:.D8];2;3)" office:value-type="float" office:value="0.0000000000375051333246963" calcext:value-type="float">
            <text:p>3.75051333246963E-11</text:p>
          </table:table-cell>
          <table:table-cell table:style-name="ce36" table:formula="of:=TTEST([.$E2:.$E8];[.E2:.E8];2;3)" office:value-type="float" office:value="1" calcext:value-type="float">
            <text:p>1</text:p>
          </table:table-cell>
          <table:table-cell table:style-name="ce38" table:formula="of:=TTEST([.$E2:.$E8];[.F2:.F8];2;3)" office:value-type="float" office:value="0.00000253049247745723" calcext:value-type="float">
            <text:p>2.53049247745723E-06</text:p>
          </table:table-cell>
          <table:table-cell table:style-name="ce20" office:value-type="string" calcext:value-type="string">
            <text:p>D</text:p>
          </table:table-cell>
          <table:table-cell table:style-name="ce31" table:formula="of:=FTEST([.$E2:.$E8];[.B2:.B8])" office:value-type="float" office:value="0.817285784742007" calcext:value-type="float">
            <text:p>0.8172857847</text:p>
          </table:table-cell>
          <table:table-cell table:style-name="ce31" table:formula="of:=FTEST([.$E2:.$E8];[.C2:.C8])" office:value-type="float" office:value="0.783279911849187" calcext:value-type="float">
            <text:p>0.7832799118</text:p>
          </table:table-cell>
          <table:table-cell table:style-name="ce31" table:formula="of:=FTEST([.$E2:.$E8];[.D2:.D8])" office:value-type="float" office:value="0.675160824259317" calcext:value-type="float">
            <text:p>0.6751608243</text:p>
          </table:table-cell>
          <table:table-cell table:style-name="ce34" table:formula="of:=FTEST([.$E2:.$E8];[.E2:.E8])" office:value-type="float" office:value="1" calcext:value-type="float">
            <text:p>1</text:p>
          </table:table-cell>
          <table:table-cell table:style-name="ce40" table:formula="of:=FTEST([.$E2:.$E8];[.F2:.F8])" office:value-type="float" office:value="0.0507768011155144" calcext:value-type="float">
            <text:p>0.050776801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32" table:formula="of:=TTEST([.$F2:.$F8];[.B2:.B8];2;3)" office:value-type="float" office:value="0.431462369325865" calcext:value-type="float">
            <text:p>0.4314623693</text:p>
          </table:table-cell>
          <table:table-cell table:style-name="ce32" table:formula="of:=TTEST([.$F2:.$F8];[.C2:.C8];2;3)" office:value-type="float" office:value="0.0953972551135517" calcext:value-type="float">
            <text:p>0.0953972551</text:p>
          </table:table-cell>
          <table:table-cell table:style-name="ce32" table:formula="of:=TTEST([.$F2:.$F8];[.D2:.D8];2;3)" office:value-type="float" office:value="0.993264569624536" calcext:value-type="float">
            <text:p>0.9932645696</text:p>
          </table:table-cell>
          <table:table-cell table:style-name="ce32" table:formula="of:=TTEST([.$F2:.$F8];[.E2:.E8];2;3)" office:value-type="float" office:value="0.00000253049247745723" calcext:value-type="float">
            <text:p>2.53049247745723E-06</text:p>
          </table:table-cell>
          <table:table-cell table:style-name="ce36" table:formula="of:=TTEST([.$F2:.$F8];[.F2:.F8];2;3)" office:value-type="float" office:value="1" calcext:value-type="float">
            <text:p>1</text:p>
          </table:table-cell>
          <table:table-cell table:style-name="ce20" office:value-type="string" calcext:value-type="string">
            <text:p>E</text:p>
          </table:table-cell>
          <table:table-cell table:style-name="ce31" table:formula="of:=FTEST([.$F2:.$F8];[.B2:.B8])" office:value-type="float" office:value="0.0316700823019185" calcext:value-type="float">
            <text:p>0.0316700823</text:p>
          </table:table-cell>
          <table:table-cell table:style-name="ce31" table:formula="of:=FTEST([.$F2:.$F8];[.C2:.C8])" office:value-type="float" office:value="0.0866445156465336" calcext:value-type="float">
            <text:p>0.0866445156</text:p>
          </table:table-cell>
          <table:table-cell table:style-name="ce31" table:formula="of:=FTEST([.$F2:.$F8];[.D2:.D8])" office:value-type="float" office:value="0.0212392248342821" calcext:value-type="float">
            <text:p>0.0212392248</text:p>
          </table:table-cell>
          <table:table-cell table:style-name="ce31" table:formula="of:=FTEST([.$F2:.$F8];[.E2:.E8])" office:value-type="float" office:value="0.0507768011155144" calcext:value-type="float">
            <text:p>0.0507768011</text:p>
          </table:table-cell>
          <table:table-cell table:style-name="ce34" table:formula="of:=FTEST([.$F2:.$F8];[.F2:.F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4"/>
          <table:table-cell table:style-name="ce22" table:number-columns-repeated="3"/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4"/>
          <table:table-cell table:style-name="ce22" table:number-columns-repeated="3"/>
          <table:table-cell table:number-columns-repeated="2"/>
          <table:table-cell table:style-name="ce22"/>
          <table:table-cell table:number-columns-repeated="2"/>
        </table:table-row>
      </table:table>
      <table:table table:name="mátrix" table:style-name="ta1">
        <table:table-column table:style-name="co2" table:number-columns-repeated="3" table:default-cell-style-name="ce24"/>
        <table:table-column table:style-name="co2" table:number-columns-repeated="3" table:default-cell-style-name="Default"/>
        <table:table-column table:style-name="co2" table:default-cell-style-name="ce24"/>
        <table:table-row table:style-name="ro2">
          <table:table-cell table:style-name="ce45" office:value-type="string" calcext:value-type="string">
            <text:p>Mátrixműveletek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45" office:value-type="string" calcext:value-type="string">
            <text:p>A</text:p>
          </table:table-cell>
          <table:table-cell table:number-columns-repeated="3"/>
          <table:table-cell table:style-name="ce45"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</table:table-row>
        <table:table-row table:style-name="ro2">
          <table:table-cell table:style-name="ce4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table:style-name="ce47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style-name="ce48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48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45" office:value-type="string" calcext:value-type="string">
            <text:p>A*B</text:p>
          </table:table-cell>
          <table:table-cell table:number-columns-repeated="3"/>
          <table:table-cell table:style-name="ce45" office:value-type="string" calcext:value-type="string">
            <text:p>A^-1 (inverz)</text:p>
          </table:table-cell>
          <table:table-cell table:number-columns-repeated="2"/>
        </table:table-row>
        <table:table-row table:style-name="ro2">
          <table:table-cell table:number-matrix-columns-spanned="3" table:number-matrix-rows-spanned="3" table:formula="of:=MMULT([.A4:.C6];[.E4:.G6]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4" table:number-matrix-columns-spanned="3" table:number-matrix-rows-spanned="3" table:formula="of:=MINVERSE([.A4:.C6])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A*A^-1</text:p>
          </table:table-cell>
          <table:table-cell table:number-columns-repeated="2"/>
        </table:table-row>
        <table:table-row table:style-name="ro2">
          <table:table-cell table:style-name="ce45" office:value-type="string" calcext:value-type="string">
            <text:p>Det(A)</text:p>
          </table:table-cell>
          <table:table-cell table:number-columns-repeated="3"/>
          <table:table-cell table:number-matrix-columns-spanned="3" table:number-matrix-rows-spanned="3" table:formula="of:=MMULT([.A4:.C6];[.E9:.G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formula="of:=MDETERM([.A4:.C6])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</table:table>
      <table:table table:name="illesztés" table:style-name="ta1">
        <table:shapes>
          <draw:frame draw:z-index="0" draw:style-name="gr1" draw:text-style-name="P1" svg:width="453pt" svg:height="255.15pt" svg:x="330.24pt" svg:y="17.91pt">
            <loext:p draw:notify-on-update-of-ranges="illesztés.A3:illesztés.A10 illesztés.C3:illesztés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szimulált mérésre egyenes illesztése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x független változó</text:p>
          </table:table-cell>
          <table:table-cell/>
          <table:table-cell table:style-name="ce1" office:value-type="string" calcext:value-type="string">
            <text:p>y függő változ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3]+4" office:value-type="float" office:value="6" calcext:value-type="float">
            <text:p>6</text:p>
          </table:table-cell>
          <table:table-cell table:formula="of:=[.B3]+5*RAND()" office:value-type="float" office:value="10.1499119885718" calcext:value-type="float">
            <text:p>10.1499119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4]+4" office:value-type="float" office:value="8" calcext:value-type="float">
            <text:p>8</text:p>
          </table:table-cell>
          <table:table-cell table:formula="of:=[.B4]+5*RAND()" office:value-type="float" office:value="11.1579241785307" calcext:value-type="float">
            <text:p>11.1579241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5]+4" office:value-type="float" office:value="10" calcext:value-type="float">
            <text:p>10</text:p>
          </table:table-cell>
          <table:table-cell table:formula="of:=[.B5]+5*RAND()" office:value-type="float" office:value="13.4624190816347" calcext:value-type="float">
            <text:p>13.4624190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6]+4" office:value-type="float" office:value="12" calcext:value-type="float">
            <text:p>12</text:p>
          </table:table-cell>
          <table:table-cell table:formula="of:=[.B6]+5*RAND()" office:value-type="float" office:value="15.4493200741178" calcext:value-type="float">
            <text:p>15.4493200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7]+4" office:value-type="float" office:value="14" calcext:value-type="float">
            <text:p>14</text:p>
          </table:table-cell>
          <table:table-cell table:formula="of:=[.B7]+5*RAND()" office:value-type="float" office:value="17.3905755517626" calcext:value-type="float">
            <text:p>17.3905755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8]+4" office:value-type="float" office:value="16" calcext:value-type="float">
            <text:p>16</text:p>
          </table:table-cell>
          <table:table-cell table:formula="of:=[.B8]+5*RAND()" office:value-type="float" office:value="20.7788561811353" calcext:value-type="float">
            <text:p>20.7788561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9]+4" office:value-type="float" office:value="18" calcext:value-type="float">
            <text:p>18</text:p>
          </table:table-cell>
          <table:table-cell table:formula="of:=[.B9]+5*RAND()" office:value-type="float" office:value="21.1966234247566" calcext:value-type="float">
            <text:p>21.19662342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10]+4" office:value-type="float" office:value="20" calcext:value-type="float">
            <text:p>20</text:p>
          </table:table-cell>
          <table:table-cell table:formula="of:=[.B10]+5*RAND()" office:value-type="float" office:value="20.8111391057832" calcext:value-type="float">
            <text:p>20.8111391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P0" style:volatile="true">
      <number:number number:decimal-places="0" loext:min-decimal-places="0" number:min-integer-digits="1" number:grouping="true"/>
      <number:text> Ft</number:text>
    </number:number-style>
    <number:number-style style:name="N13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Ft</number:text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Ft</number:text>
    </number:number-style>
    <number:number-style style:name="N134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Ft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5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6P2" style:volatile="true">
      <loext:fill-character> </loext:fill-character>
      <number:text>-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fill-character> </loext:fill-character>
      <number:text>- Ft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4" loext:min-decimal-places="14" number:min-integer-digits="1"/>
    </number:number-style>
    <number:number-style style:name="N146">
      <number:number number:decimal-places="15" loext:min-decimal-places="15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7" loext:min-decimal-places="17" number:min-integer-digits="1"/>
    </number:number-style>
    <number:number-style style:name="N149">
      <number:number number:decimal-places="18" loext:min-decimal-places="18" number:min-integer-digits="1"/>
    </number:number-style>
    <number:number-style style:name="N150">
      <number:number number:decimal-places="19" loext:min-decimal-places="19" number:min-integer-digits="1"/>
    </number:number-style>
    <number:number-style style:name="N151">
      <number:number number:decimal-places="20" loext:min-decimal-places="2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4:09:16.706330692</meta:creation-date>
    <meta:generator>LibreOffice/5.1.6.2$Linux_X86_64 LibreOffice_project/10m0$Build-2</meta:generator>
    <dc:date>2018-10-31T19:36:56.649833624</dc:date>
    <meta:editing-duration>PT5H6M20S</meta:editing-duration>
    <meta:editing-cycles>20</meta:editing-cycles>
    <meta:document-statistic meta:table-count="10" meta:cell-count="5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2cm" xlink:href=".." xlink:type="simple" chart:class="chart:line" chart:style-name="ch1">
        <chart:legend chart:legend-position="end" svg:x="13.209cm" svg:y="3.953cm" style:legend-expansion="high" chart:style-name="ch2"/>
        <chart:plot-area chart:style-name="ch3" table:cell-range-address="illesztés.A3:illesztés.A10 illesztés.C3:illesztés.C10" chart:data-source-has-labels="both" svg:x="1.33cm" svg:y="0.18cm" svg:width="11.56cm" svg:height="7.661cm">
          <chartooo:coordinate-region svg:x="1.951cm" svg:y="0.379cm" svg:width="10.845cm" svg:height="6.815cm"/>
          <chart:axis chart:dimension="x" chart:name="primary-x" chart:style-name="ch4" chartooo:axis-type="auto">
            <chartooo:date-scale/>
            <chart:title svg:x="6.973cm" svg:y="8.021cm" chart:style-name="ch5">
              <text:p>x</text:p>
            </chart:title>
            <chart:categories table:cell-range-address="illesztés.A3:illesztés.A10"/>
          </chart:axis>
          <chart:axis chart:dimension="y" chart:name="primary-y" chart:style-name="ch4">
            <chart:title svg:x="0.451cm" svg:y="4.147cm" chart:style-name="ch6">
              <text:p>y</text:p>
            </chart:title>
            <chart:grid chart:style-name="ch7" chart:class="major"/>
          </chart:axis>
          <chart:series chart:style-name="ch8" chart:values-cell-range-address="illesztés.C3:illesztés.C10" loext:label-string="y" chart:class="chart:line">
            <chart:regression-curve chart:style-name="ch9">
              <chart:equation chart:display-equation="true" chart:display-r-square="true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llesztés.A3:illesztés.A10</svg:desc>
                </draw:g>
              </table:table-cell>
              <table:table-cell office:value-type="float" office:value="10.1499119885718">
                <text:p>10.1499119885718</text:p>
                <draw:g>
                  <svg:desc>illesztés.C3:illesztés.C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1579241785307">
                <text:p>11.15792417853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4624190816347">
                <text:p>13.46241908163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4493200741178">
                <text:p>15.44932007411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3905755517626">
                <text:p>17.3905755517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.7788561811353">
                <text:p>20.77885618113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1966234247566">
                <text:p>21.19662342475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8111391057832">
                <text:p>20.8111391057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